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4.02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11.6416666666667cm"/>
    </style:style>
    <style:style style:name="co9" style:family="table-column">
      <style:table-column-properties fo:break-before="auto" style:column-width="10.768541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99.7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61.9pt" style:use-optimal-row-height="false" fo:break-before="auto"/>
    </style:style>
    <style:style style:name="ro11" style:family="table-row">
      <style:table-row-properties style:row-height="8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GRIVIN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2">
            <text:p>Alcool: 12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GRIVIN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 table:style-name="ce2">
            <text:p>Alcool: 12.5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4">
          <table:table-cell office:value-type="string" table:style-name="ce2">
            <text:p>000000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c | 0.75L | Temperatura servire: 16-18 °C | Mehedinti, Romania</text:p>
          </table:table-cell>
          <table:table-cell office:value-type="string" table:style-name="ce3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 table:style-name="ce2">
            <text:p>Alcool: 14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Kandin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2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380 &lt;br&gt; 180 x 180 x 24 mm</text:p>
          </table:table-cell>
          <table:table-cell table:style-name="ce2"/>
          <table:table-cell office:value-type="string" table:style-name="ce1">
            <text:p>12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500 &lt;br&gt; 180 x 180 x 24 mm</text:p>
          </table:table-cell>
          <table:table-cell table:style-name="ce2"/>
          <table:table-cell office:value-type="string" table:style-name="ce1">
            <text:p>12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17 &lt;br&gt; 180 x 180 x 24 mm</text:p>
          </table:table-cell>
          <table:table-cell table:style-name="ce2"/>
          <table:table-cell office:value-type="string" table:style-name="ce1">
            <text:p>13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4 &lt;br&gt; 180 x 180 x 24 mm</text:p>
          </table:table-cell>
          <table:table-cell table:style-name="ce2"/>
          <table:table-cell office:value-type="string" table:style-name="ce1">
            <text:p>13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Prefab Arc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3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00 &lt;br&gt; 180 x 180 x 24 mm</text:p>
          </table:table-cell>
          <table:table-cell table:style-name="ce2"/>
          <table:table-cell office:value-type="string" table:style-name="ce1">
            <text:p>13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The 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Cou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ofts 21<text:span text:style-name="T2">st</text:span><text:s/>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00 &lt;br&gt; 180 x 180 x 24 mm</text:p>
          </table:table-cell>
          <table:table-cell table:style-name="ce2"/>
          <table:table-cell office:value-type="string" table:style-name="ce1">
            <text:p>1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ool Apart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ou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60 &lt;br&gt; 189 x 187 mm</text:p>
          </table:table-cell>
          <table:table-cell table:style-name="ce2"/>
          <table:table-cell office:value-type="string" table:style-name="ce1">
            <text:p>1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table:style-name="ce1"/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7">
          <table:table-cell office:value-type="string" table:style-name="ce1">
            <text:p>0000016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INA BALCODA RESERVA ROSU 2010</text:p>
          </table:table-cell>
          <table:table-cell office:value-type="string" table:style-name="ce1">
            <text:p>Marfuri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lb | 0.75L | <text:s/>2010</text:p>
          </table:table-cell>
          <table:table-cell office:value-type="string" table:style-name="ce3">
            <text:p>Realizat din soiurile 95% Tempranillo și 5% Graciano. Tinut  timp de 18 luni în butoaie de stejar american și francez si alte 18 luni în sticlă înainte de eliberare.&lt;br&gt; Arome de mure, vișine, prune, cacao, condimente și vanilie. Gust usor taninos, finisaj lung și persistent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8">
          <table:table-cell office:value-type="string" table:style-name="ce1">
            <text:p>0000016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PHR – PAYS D'OC PINOT NOIR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Ofera un buchet extrem de aromat de fructe rosi (cirese morello, coacaze negre) si violete pe o structură rotunjita, complet integrata. &lt;br&gt;Strugurii sunt decojiti si zdrobiti. Fermentarea alcoolica dureaza aproximativ sase zile la o temperatura cuprinsa intre 25 ° C și 30 ° C, urmata de macerare timp de 15 zile. Fermentarea malolactica are loc apoi în cuv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9">
          <table:table-cell office:value-type="string" table:style-name="ce1">
            <text:p>00000167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LA BASTIDE SAINT DOMINIQUE – COTES DU RHONE BLANC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&lt;strong&gt;Struguri&lt;/strong&gt;: 50% Viognier, 25% grenache alb si 25% Clairette. &lt;br&gt;Vin galben pal cu nuanțe verzi. Miros de piersici și ananas, cu indicii de citrice. Gust proaspat și plin, cu un final persistent de note exotice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0">
          <table:table-cell office:value-type="string" table:style-name="ce1">
            <text:p>0000016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ITANA CLASSICO – SAPERAVI</text:p>
          </table:table-cell>
          <table:table-cell office:value-type="string" table:style-name="ce1">
            <text:p>Marfuri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&lt;strong&gt;Soiul strugurilor:&lt;/strong&gt; 100% Saperavi&lt;br&gt; &lt;strong&gt;Aspect:&lt;/strong&gt; rosu rubiniu intens, cu nuante purpurii. &lt;br&gt; &lt;strong&gt;Miros:&lt;/strong&gt; aroma fina, complexa si bogata de fructe si prune uscate, la care se adauga nuantele de ciocolata. Gust intens si complex, cu o astringenta bine temperata, taninuri bogate si un post-gust rafinat prelung, cu note de piper.</text:p>
          </table:table-cell>
          <table:table-cell office:value-type="string" table:style-name="ce2">
            <text:p>Alcool: 14%</text:p>
          </table:table-cell>
          <table:table-cell office:value-type="string" table:style-name="ce1">
            <text:p>168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1">
          <table:table-cell office:value-type="string" table:style-name="ce1">
            <text:p>00000169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TINAZZI BIANCO PUGLIA 2015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5</text:p>
          </table:table-cell>
          <table:table-cell office:value-type="string" table:style-name="ce3">
            <text:p>&lt;strong&gt;Aspect&lt;/strong&gt;: Galben cu nuante de verde crud.&lt;br&gt; &lt;strong&gt;Miros&lt;/strong&gt;: Fructat, se regasesc notele specific soiului Malvasia de piersica si notele florale. &lt;br&gt; &lt;strong&gt;Gust&lt;/strong&gt;: Aroma de piersica predomina la inceput, fiind urmata de subtile arome de piper lasand in post gustul persistent sa se regaseasca aromele de caisa.</text:p>
          </table:table-cell>
          <table:table-cell office:value-type="string" table:style-name="ce2">
            <text:p>Alcool: 12%</text:p>
          </table:table-cell>
          <table:table-cell office:value-type="string" table:style-name="ce1">
            <text:p>169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0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Red 20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7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1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Château Clos Mignon Rosé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2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Selection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Quercus 20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0.75L | <text:s/>2016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4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Pure Négrette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4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5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Classic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6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7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80</text:p>
          </table:table-cell>
          <table:table-cell table:number-columns-repeated="16383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Colinear</meta:initial-creator>
    <dc:creator>Colinear</dc:creator>
    <meta:creation-date>2019-09-16T13:50:09Z</meta:creation-date>
    <dc:date>2019-12-12T07:57:54Z</dc:date>
    <meta:editing-cycles>54</meta:editing-cycles>
    <meta:editing-duration>PT13755S</meta:editing-duration>
  </office:meta>
</office:document-meta>
</file>